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c741" officeooo:paragraph-rsid="000ec741" style:font-weight-asian="bold" style:font-weight-complex="bold"/>
    </style:style>
    <style:style style:name="P2" style:family="paragraph" style:parent-style-name="Standard">
      <style:text-properties fo:font-size="16pt" fo:font-weight="bold" officeooo:rsid="000ec741" officeooo:paragraph-rsid="000ec741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paragraph-rsid="000ec741"/>
    </style:style>
    <style:style style:name="P4" style:family="paragraph" style:parent-style-name="Standard">
      <style:paragraph-properties>
        <style:tab-stops>
          <style:tab-stop style:position="7.467cm"/>
        </style:tab-stops>
      </style:paragraph-properties>
      <style:text-properties fo:font-size="12pt" fo:font-weight="normal" officeooo:rsid="0010592e" officeooo:paragraph-rsid="0010592e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weight="normal" officeooo:rsid="000ec741" officeooo:paragraph-rsid="000ec741" style:font-weight-asian="normal" style:font-weight-complex="normal"/>
    </style:style>
    <style:style style:name="P6" style:family="paragraph" style:parent-style-name="Standard">
      <style:paragraph-properties>
        <style:tab-stops>
          <style:tab-stop style:position="7.467cm"/>
        </style:tab-stops>
      </style:paragraph-properties>
      <style:text-properties fo:color="#ff3333" fo:font-size="12pt" fo:font-weight="bold" officeooo:rsid="0010592e" officeooo:paragraph-rsid="0010592e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ff3333" fo:font-weight="bold" officeooo:rsid="00104f6a" officeooo:paragraph-rsid="000ec741" style:font-weight-asian="bold" style:font-weight-complex="bold"/>
    </style:style>
    <style:style style:name="P8" style:family="paragraph" style:parent-style-name="Text_20_body">
      <style:text-properties officeooo:paragraph-rsid="000ec741"/>
    </style:style>
    <style:style style:name="P9" style:family="paragraph" style:parent-style-name="Text_20_body" style:list-style-name="L1">
      <style:text-properties fo:font-weight="normal" officeooo:rsid="000ec741" officeooo:paragraph-rsid="000ec741" style:font-weight-asian="normal" style:font-weight-complex="normal"/>
    </style:style>
    <style:style style:name="P10" style:family="paragraph" style:parent-style-name="Text_20_body">
      <style:text-properties fo:font-style="italic" officeooo:rsid="000ec741" officeooo:paragraph-rsid="000ec741" style:font-style-asian="italic" style:font-style-complex="italic"/>
    </style:style>
    <style:style style:name="P11" style:family="paragraph" style:parent-style-name="Text_20_body" style:list-style-name="L2">
      <style:text-properties fo:font-size="14pt" fo:font-weight="bold" officeooo:rsid="000ec741" officeooo:paragraph-rsid="000ec741" style:font-size-asian="14pt" style:font-weight-asian="bold" style:font-size-complex="14pt" style:font-weight-complex="bold"/>
    </style:style>
    <style:style style:name="P12" style:family="paragraph" style:parent-style-name="Text_20_body">
      <style:text-properties style:font-name="inherit" fo:font-size="14pt" fo:font-weight="bold" officeooo:rsid="000d2d0d" officeooo:paragraph-rsid="000ec741" style:font-size-asian="14pt" style:font-weight-asian="bold" style:font-size-complex="14pt" style:font-weight-complex="bold"/>
    </style:style>
    <style:style style:name="P13" style:family="paragraph" style:parent-style-name="Text_20_body">
      <style:text-properties fo:color="#ff3333" fo:font-weight="bold" officeooo:rsid="000ec741" officeooo:paragraph-rsid="000ec741" style:font-weight-asian="bold" style:font-weight-complex="bold"/>
    </style:style>
    <style:style style:name="P14" style:family="paragraph" style:parent-style-name="Text_20_body">
      <style:text-properties fo:font-size="16pt" officeooo:paragraph-rsid="000ec741" style:font-size-asian="16pt" style:font-size-complex="16pt"/>
    </style:style>
    <style:style style:name="P15" style:family="paragraph" style:parent-style-name="Text_20_body" style:list-style-name="L1">
      <style:paragraph-properties fo:margin-top="0cm" fo:margin-bottom="0cm" loext:contextual-spacing="false"/>
      <style:text-properties officeooo:paragraph-rsid="000ec741"/>
    </style:style>
    <style:style style:name="P16" style:family="paragraph" style:parent-style-name="Text_20_body" style:list-style-name="L2">
      <style:paragraph-properties fo:margin-top="0cm" fo:margin-bottom="0cm" loext:contextual-spacing="false"/>
      <style:text-properties officeooo:paragraph-rsid="000ec741"/>
    </style:style>
    <style:style style:name="T1" style:family="text">
      <style:text-properties officeooo:rsid="000ec741"/>
    </style:style>
    <style:style style:name="T2" style:family="text">
      <style:text-properties style:text-position="33% 80%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ec741" style:font-weight-asian="bold" style:font-weight-complex="bold"/>
    </style:style>
    <style:style style:name="T7" style:family="text">
      <style:text-properties fo:font-style="italic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style="italic" style:font-size-asian="12pt" style:font-size-complex="12pt"/>
    </style:style>
    <style:style style:name="T10" style:family="text">
      <style:text-properties fo:font-size="12pt" fo:font-style="italic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font-style="italic" fo:font-weight="normal" officeooo:rsid="0009dd32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fo:font-size="12pt" fo:font-style="italic" fo:font-weight="normal" officeooo:rsid="0010592e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4pt" fo:font-weight="bold" officeooo:rsid="000ec741" style:font-size-asian="14pt" style:font-weight-asian="bold" style:font-size-complex="14pt" style:font-weight-complex="bold"/>
    </style:style>
    <style:style style:name="T15" style:family="text">
      <style:text-properties officeooo:rsid="0010592e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13pt" officeooo:rsid="0010592e" style:font-size-asian="13pt" style:font-size-complex="13pt"/>
    </style:style>
    <style:style style:name="T18" style:family="text">
      <style:text-properties style:font-name="inherit" fo:font-size="12pt" officeooo:rsid="000d2d0d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etroleoum Knowledge that <text:span text:style-name="T15">is</text:span> important for the model</text:p>
      <text:p text:style-name="P2"/>
      <text:p text:style-name="P6">Important to know: Composition of petroleum</text:p>
      <text:p text:style-name="P4">https://en.wikipedia.org/wiki/Petroleum#Composition</text:p>
      <text:p text:style-name="P5"/>
      <text:p text:style-name="P1"><text:span text:style-name="T16">Classifications of Oil Fields: </text:span><text:span text:style-name="T17">(</text:span><text:span text:style-name="T11">Classifications or grades</text:span><text:span text:style-name="T12">)</text:span></text:p>
      <text:p text:style-name="P10">( API is not an ID her<text:span text:style-name="T15">e</text:span>)</text:p>
      <text:p text:style-name="P8">Generally speaking, oil with an API gravity between 40 and 45° commands the highest prices. Above 45°, the molecular chains become <text:span text:style-name="T3">shorter</text:span> and less valuable to refineries.<text:bookmark text:name="cite_ref-4"/><text:a xlink:type="simple" xlink:href="https://en.wikipedia.org/wiki/API_gravity#cite_note-4" text:style-name="Internet_20_link" text:visited-style-name="Visited_20_Internet_20_Link">[4]</text:a></text:p>
      <text:p text:style-name="P8"><text:a xlink:type="simple" xlink:href="https://en.wikipedia.org/wiki/Crude_oil" text:style-name="Internet_20_link" text:visited-style-name="Visited_20_Internet_20_Link">Crude oil</text:a> is classified as light, medium, or heavy according to its measured API gravity.</text:p>
      <text:list xml:id="list5232283173132599517" text:style-name="L1">
        <text:list-item>
          <text:p text:style-name="P15"><text:a xlink:type="simple" xlink:href="https://en.wikipedia.org/wiki/Light_crude_oil" text:style-name="Internet_20_link" text:visited-style-name="Visited_20_Internet_20_Link">Light crude oil</text:a> has an API gravity higher than 31.1° (i.e., less than 870 kg/m<text:span text:style-name="T2">3</text:span>) </text:p>
        </text:list-item>
        <text:list-item>
          <text:p text:style-name="P15">Medium oil has an API gravity between 22.3 and 31.1° (i.e., 870 to 920 kg/m<text:span text:style-name="T2">3</text:span>) </text:p>
        </text:list-item>
        <text:list-item>
          <text:p text:style-name="P15"><text:a xlink:type="simple" xlink:href="https://en.wikipedia.org/wiki/Heavy_crude_oil" text:style-name="Internet_20_link" text:visited-style-name="Visited_20_Internet_20_Link">Heavy crude oil</text:a> has an API gravity below 22.3° (i.e., 920 to 1000 kg/m<text:span text:style-name="T2">3</text:span>) </text:p>
        </text:list-item>
        <text:list-item>
          <text:p text:style-name="P9">Extra heavy oil has an API gravity below 10.0° (i.e., greater than 1000 kg/m<text:span text:style-name="T2">3</text:span>) </text:p>
        </text:list-item>
      </text:list>
      <text:p text:style-name="P13">Depending on its API ( weight) <text:s/>it has higher or lower <text:s/>percentage of gas when it comes to the surface.</text:p>
      <text:p text:style-name="P13">Oil types are often classified by their location, as the composition of the oil is similar in one region.</text:p>
      <text:p text:style-name="P13"/>
      <text:p text:style-name="P14"><text:span text:style-name="T6">Natural Gas</text:span></text:p>
      <text:p text:style-name="P3"><text:span text:style-name="T4">Natural-gas condensate</text:span> is a low-density mixture of <text:a xlink:type="simple" xlink:href="https://en.wikipedia.org/wiki/Hydrocarbon" text:style-name="Internet_20_link" text:visited-style-name="Visited_20_Internet_20_Link">hydrocarbon</text:a> liquids that are present as gaseous components in the raw <text:a xlink:type="simple" xlink:href="https://en.wikipedia.org/wiki/Natural_gas" text:style-name="Internet_20_link" text:visited-style-name="Visited_20_Internet_20_Link">natural gas</text:a> produced from many natural <text:a xlink:type="simple" xlink:href="https://en.wikipedia.org/wiki/Gas_field" text:style-name="Internet_20_link" text:visited-style-name="Visited_20_Internet_20_Link">gas fields</text:a>. Some gas species within the raw natural gas will condense to a liquid state if the <text:span text:style-name="T5">temperature</text:span> is reduced to below the <text:a xlink:type="simple" xlink:href="https://en.wikipedia.org/wiki/Hydrocarbon_dew_point" text:style-name="Internet_20_link" text:visited-style-name="Visited_20_Internet_20_Link">hydrocarbon dew point</text:a> temperature at a set pressure.</text:p>
      <text:p text:style-name="P3"/>
      <text:p text:style-name="P3"/>
      <text:list xml:id="list696162031678793059" text:style-name="L2">
        <text:list-item>
          <text:p text:style-name="P16">Crude <text:a xlink:type="simple" xlink:href="https://en.wikipedia.org/wiki/Oil_well" text:style-name="Internet_20_link" text:visited-style-name="Visited_20_Internet_20_Link">oil wells</text:a>—Raw natural gas that comes from crude oil wells is called <text:span text:style-name="T7">associated gas</text:span>. This gas can exist separate from the crude oil in the underground formation, or dissolved in the crude oil. Condensate produced from oil wells is often referred to as <text:span text:style-name="T7">lease condensate</text:span>.<text:bookmark text:name="cite_ref-Crude_Types_3-0"/><text:a xlink:type="simple" xlink:href="https://en.wikipedia.org/wiki/Natural-gas_condensate#cite_note-Crude_Types-3" text:style-name="Internet_20_link" text:visited-style-name="Visited_20_Internet_20_Link">[3]</text:a></text:p>
          <text:p text:style-name="P16"><text:span text:style-name="T1"><text:s/>https://en.wikipedia.org/wiki/Associated_petroleum_gas</text:span> </text:p>
        </text:list-item>
        <text:list-item>
          <text:p text:style-name="P16"><text:span text:style-name="T5">Dry gas wells—</text:span>These wells<text:span text:style-name="T5"> typically produce only raw natural gas</text:span> that contains no <text:span text:style-name="T8">hydrocarbon liquids. Such gas is called </text:span><text:span text:style-name="T9">non-associated</text:span><text:span text:style-name="T8"> gas. Condensate from dry gas is extracted at </text:span><text:a xlink:type="simple" xlink:href="https://en.wikipedia.org/wiki/Natural-gas_processing" text:style-name="Internet_20_link" text:visited-style-name="Visited_20_Internet_20_Link"><text:span text:style-name="T8">gas processing</text:span></text:a><text:span text:style-name="T8"> plants and is often called </text:span><text:span text:style-name="T9">plant condensate</text:span><text:span text:style-name="T8">.</text:span><text:bookmark text:name="cite_ref-Crude_Types_3-1"/><text:a xlink:type="simple" xlink:href="https://en.wikipedia.org/wiki/Natural-gas_condensate#cite_note-Crude_Types-3" text:style-name="Internet_20_link" text:visited-style-name="Visited_20_Internet_20_Link"><text:span text:style-name="T8">[3]</text:span></text:a><text:span text:style-name="T8"> </text:span></text:p>
        </text:list-item>
        <text:list-item>
          <text:p text:style-name="P11"><text:span text:style-name="T13">Condensate wells—These wells produce raw natural gas along with </text:span><text:a xlink:type="simple" xlink:href="https://en.wikipedia.org/wiki/Natural_gas_liquid" text:style-name="Internet_20_link" text:visited-style-name="Visited_20_Internet_20_Link"><text:span text:style-name="T13">natural gas liquid</text:span></text:a><text:span text:style-name="T13">. Such gas is also called </text:span><text:span text:style-name="T10">associated</text:span><text:span text:style-name="T13"> gas and often referred to as </text:span><text:a xlink:type="simple" xlink:href="https://en.wikipedia.org/wiki/Wet_gas" text:style-name="Internet_20_link" text:visited-style-name="Visited_20_Internet_20_Link"><text:span text:style-name="T13">wet gas</text:span></text:a><text:span text:style-name="T13">. </text:span></text:p>
        </text:list-item>
      </text:list>
      <text:p text:style-name="P12"><text:a xlink:type="simple" xlink:href="http://petroleumsystem.blogspot.fr/2015/06/dry-gas-wet-gas-condensate-and.html" text:style-name="Internet_20_link" text:visited-style-name="Visited_20_Internet_20_Link"><text:span text:style-name="T13">http://petroleumsystem.blogspot.fr/2015/06/dry-gas-wet-gas-condensate-and.html</text:span></text:a></text:p>
      <text:p text:style-name="P12"><text:span text:style-name="T13"/></text:p>
      <text:p text:style-name="P7">wikipedia:<text:span text:style-name="T18">The deeper the source, the "drier" the g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0:53:14.098236304</meta:creation-date>
    <dc:date>2017-11-17T11:08:23.072132814</dc:date>
    <meta:editing-duration>PT4M28S</meta:editing-duration>
    <meta:editing-cycles>1</meta:editing-cycles>
    <meta:document-statistic meta:table-count="0" meta:image-count="0" meta:object-count="0" meta:page-count="1" meta:paragraph-count="21" meta:word-count="356" meta:character-count="2238" meta:non-whitespace-character-count="1904"/>
    <meta:generator>LibreOffice/5.1.6.2$Linux_X86_64 LibreOffice_project/10m0$Build-2</meta:generator>
  </office:meta>
</office:document-meta>
</file>